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ocumentLoader.createDocumentBuilderFactory( int validationMode , boolean namespaceAwa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DocumentLoader.createDocumentBuilder( DocumentBuilderFactory factory , @ Nullable EntityResolver entityResolver , @ Nullable ErrorHandler error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ocumentLoader.loadDocument( InputSource inputSource , EntityResolver entityResolver , ErrorHandler errorHandler , int validationMode , boolean namespaceAwa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